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84f" officeooo:paragraph-rsid="001bd84f"/>
    </style:style>
    <style:style style:name="P2" style:family="paragraph" style:parent-style-name="Standard">
      <style:text-properties officeooo:rsid="001bd84f" officeooo:paragraph-rsid="0032a872"/>
    </style:style>
    <style:style style:name="P3" style:family="paragraph" style:parent-style-name="Standard">
      <style:text-properties style:text-underline-style="solid" style:text-underline-width="auto" style:text-underline-color="font-color" officeooo:rsid="001bd84f" officeooo:paragraph-rsid="001c7150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d769e" officeooo:paragraph-rsid="002d769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376616" officeooo:paragraph-rsid="0037661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396f1a" officeooo:paragraph-rsid="00396f1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3a77fe" officeooo:paragraph-rsid="003a77f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3a77fe" officeooo:paragraph-rsid="003b6757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c01cf" officeooo:paragraph-rsid="003c01cf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376616" officeooo:paragraph-rsid="00376616" style:font-weight-asian="normal" style:font-weight-complex="normal"/>
    </style:style>
    <style:style style:name="P11" style:family="paragraph" style:parent-style-name="Standard">
      <style:text-properties officeooo:rsid="00242e07" officeooo:paragraph-rsid="00242e07"/>
    </style:style>
    <style:style style:name="P12" style:family="paragraph" style:parent-style-name="Standard">
      <style:text-properties style:text-underline-style="none" fo:font-weight="normal" officeooo:rsid="002d769e" officeooo:paragraph-rsid="00344458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d769e" officeooo:paragraph-rsid="002d769e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2d769e" officeooo:paragraph-rsid="002d769e" style:font-weight-asian="bold" style:font-weight-complex="bold"/>
    </style:style>
    <style:style style:name="P15" style:family="paragraph" style:parent-style-name="Standard">
      <style:text-properties fo:color="#000000" style:font-name="Liberation Serif" style:text-underline-style="none" fo:font-weight="normal" officeooo:rsid="00109c0e" officeooo:paragraph-rsid="00376616" style:font-weight-asian="normal" style:font-weight-complex="normal"/>
    </style:style>
    <style:style style:name="P16" style:family="paragraph" style:parent-style-name="Standard">
      <style:text-properties officeooo:rsid="002ef502" officeooo:paragraph-rsid="0032a872"/>
    </style:style>
    <style:style style:name="P17" style:family="paragraph" style:parent-style-name="Standard">
      <style:text-properties fo:font-style="italic" style:text-underline-style="none" fo:font-weight="bold" officeooo:rsid="00396f1a" officeooo:paragraph-rsid="00396f1a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style:text-underline-style="none" fo:font-weight="bold" officeooo:rsid="0039b331" officeooo:paragraph-rsid="0039b331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style:text-underline-style="none" fo:font-weight="bold" officeooo:rsid="0039b331" officeooo:paragraph-rsid="003a4d81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style:text-underline-style="none" fo:font-weight="normal" officeooo:rsid="00396f1a" officeooo:paragraph-rsid="00396f1a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style:text-underline-style="none" fo:font-weight="normal" officeooo:rsid="0039b331" officeooo:paragraph-rsid="0039b331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style:text-underline-style="none" fo:font-weight="bold" officeooo:rsid="00396f1a" officeooo:paragraph-rsid="00396f1a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style:text-underline-style="none" fo:font-weight="normal" officeooo:rsid="00396f1a" officeooo:paragraph-rsid="00396f1a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text-properties officeooo:paragraph-rsid="0026325e"/>
    </style:style>
    <style:style style:name="P25" style:family="paragraph" style:parent-style-name="Standard" style:list-style-name="L1">
      <style:text-properties fo:font-style="italic" officeooo:rsid="0026325e" officeooo:paragraph-rsid="0026325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c7150"/>
    </style:style>
    <style:style style:name="T3" style:family="text">
      <style:text-properties style:text-underline-style="none" officeooo:rsid="00217682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247125"/>
    </style:style>
    <style:style style:name="T8" style:family="text">
      <style:text-properties fo:font-style="italic" officeooo:rsid="0026325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b6757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3c01cf" style:font-style-asian="italic" style:font-weight-asian="normal" style:font-style-complex="italic" style:font-weight-complex="normal"/>
    </style:style>
    <style:style style:name="T13" style:family="text">
      <style:text-properties officeooo:rsid="002500fa"/>
    </style:style>
    <style:style style:name="T14" style:family="text">
      <style:text-properties officeooo:rsid="0026325e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7a639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a4d81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b6757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d7c30" style:font-style-asian="normal" style:font-weight-asian="normal" style:font-style-complex="normal" style:font-weight-complex="normal"/>
    </style:style>
    <style:style style:name="T22" style:family="text">
      <style:text-properties officeooo:rsid="00282fc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ef502"/>
    </style:style>
    <style:style style:name="T25" style:family="text">
      <style:text-properties fo:font-variant="normal" fo:text-transform="none" fo:font-size="12pt" fo:letter-spacing="normal" fo:font-style="normal" officeooo:rsid="004b3418" style:font-size-asian="12pt" style:font-size-complex="12pt"/>
    </style:style>
    <style:style style:name="T26" style:family="text">
      <style:text-properties fo:font-variant="normal" fo:text-transform="none" fo:font-size="12pt" fo:letter-spacing="normal" fo:font-style="normal" officeooo:rsid="00377c6a" style:font-size-asian="12pt" style:font-size-complex="12pt"/>
    </style:style>
    <style:style style:name="T27" style:family="text">
      <style:text-properties fo:font-variant="normal" fo:text-transform="none" fo:font-size="12pt" fo:letter-spacing="normal" fo:font-style="normal" officeooo:rsid="00390775" style:font-size-asian="12pt" style:font-size-complex="12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9b331" style:font-weight-asian="normal" style:font-weight-complex="normal"/>
    </style:style>
    <style:style style:name="T30" style:family="text">
      <style:text-properties fo:font-weight="normal" officeooo:rsid="003a4d81" style:font-weight-asian="normal" style:font-weight-complex="normal"/>
    </style:style>
    <style:style style:name="T31" style:family="text">
      <style:text-properties officeooo:rsid="003e3189"/>
    </style:style>
    <style:style style:name="T32" style:family="text">
      <style:text-properties officeooo:rsid="003f57c7"/>
    </style:style>
    <style:style style:name="T33" style:family="text">
      <style:text-properties officeooo:rsid="00408f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ull-form serialization confirmed!</text:p>
      <text:p text:style-name="P7"/>
      <text:p text:style-name="P7"><text:span text:style-name="T5">During serialization, only the </text:span><text:span text:style-name="T10">highest</text:span><text:span text:style-name="T19">-arity predicate of each word is used. <text:s/>It is only after serialization that different arities come into it.</text:span></text:p>
      <text:p text:style-name="P7"/>
      <text:p text:style-name="P7"><text:span text:style-name="T19"><text:tab/></text:span><text:span text:style-name="T17">Sentence<text:tab/><text:tab/><text:tab/>Meaning</text:span></text:p>
      <text:p text:style-name="P7"><text:span text:style-name="T19"><text:tab/></text:span><text:span text:style-name="T10">Sủaq da.<text:tab/><text:tab/><text:tab/></text:span><text:span text:style-name="T19">There is singing.</text:span></text:p>
      <text:p text:style-name="P7"><text:span text:style-name="T10"><text:tab/>Sủaq hó da.<text:tab/><text:tab/><text:tab/></text:span><text:span text:style-name="T19">She sings.</text:span></text:p>
      <text:p text:style-name="P7"><text:span text:style-name="T10"><text:tab/>Sủaq hó máq da.<text:tab/><text:tab/></text:span><text:span text:style-name="T19">She sings it.</text:span></text:p>
      <text:p text:style-name="P8"><text:span text:style-name="T19"><text:tab/></text:span><text:span text:style-name="T11">Dủa sủaq da.<text:tab/><text:tab/><text:tab/></text:span><text:span text:style-name="T20">There is knowledge that [There is singing].</text:span></text:p>
      <text:p text:style-name="P7"><text:span text:style-name="T10"><text:tab/>Dủa sủaq jí da.<text:tab/><text:tab/></text:span><text:span text:style-name="T19">I know that [There is singing].</text:span></text:p>
      <text:p text:style-name="P7"><text:span text:style-name="T10"><text:tab/>Dủa sủaq jí hó da.<text:tab/><text:tab/></text:span><text:span text:style-name="T19">I know that [She sings].</text:span></text:p>
      <text:p text:style-name="P7"><text:span text:style-name="T10"><text:tab/>Dủa sủaq </text:span><text:span text:style-name="T12">j</text:span><text:span text:style-name="T10">í hó máq da.<text:tab/></text:span><text:span text:style-name="T19">I know that [She sings it].</text:span></text:p>
      <text:p text:style-name="P7"/>
      <text:p text:style-name="P9"><text:span text:style-name="T19">The serialization process does not depend on how many arguments are given. <text:s/>It only determines where the arguments will be “shipped to”, and then the </text:span><text:span text:style-name="T21">individual </text:span><text:span text:style-name="T19">predicates decide for themselves how to use those arguments once they arrive.</text:span></text:p>
      <text:p text:style-name="P6"/>
      <text:p text:style-name="P6">Examples regarding different RU-expansions</text:p>
      <text:p text:style-name="P6"/>
      <text:p text:style-name="P20">Kủai chủq ro nủo<text:span text:style-name="T15"> – Under the current parse only have I made up my mind about what I want to do.</text:span></text:p>
      <text:p text:style-name="P17"><text:span text:style-name="T28">Dủa lẻo ru bủaq</text:span><text:span text:style-name="T17"> – Seems to link </text:span><text:span text:style-name="T28">lẻo</text:span><text:span text:style-name="T17"> and </text:span><text:span text:style-name="T28">bủaq</text:span><text:span text:style-name="T17"> a little more tightly in my parse.</text:span></text:p>
      <text:p text:style-name="P17"><text:span text:style-name="T28">Dủa jải ru mẻo</text:span><text:span text:style-name="T17"> – Looks like it causes a problem in my parse, but doesn't, because no implicit zo'e.</text:span></text:p>
      <text:p text:style-name="P22"><text:span text:style-name="T28">“Whether or not” – Would be </text:span><text:span text:style-name="T9">shè jẻo ru bủaq</text:span><text:span text:style-name="T28"> in the current parse, but </text:span><text:span text:style-name="T29">with</text:span><text:span text:style-name="T28"> </text:span><text:span text:style-name="T9">ra</text:span><text:span text:style-name="T28"> in mine.</text:span></text:p>
      <text:p text:style-name="P23"/>
      <text:p text:style-name="P21">Dủa pải ri mải</text:p>
      <text:p text:style-name="P18"><text:span text:style-name="T17"><text:tab/>Expands to </text:span><text:span text:style-name="T28">dủa lû pải ri mải</text:span><text:span text:style-name="T17"> in mine and </text:span><text:span text:style-name="T28">to ri dủa pải to dủa mải</text:span><text:span text:style-name="T17"> in the currnet. <text:s/>Note that one</text:span></text:p>
      <text:p text:style-name="P18"><text:span text:style-name="T17"><text:tab/>of these is actually a </text:span><text:span text:style-name="T15">question </text:span><text:span text:style-name="T17">while the other is a </text:span><text:span text:style-name="T15">statement</text:span><text:span text:style-name="T17">.</text:span></text:p>
      <text:p text:style-name="P18"/>
      <text:p text:style-name="P19"><text:span text:style-name="T28">Chỉ pải ri mải </text:span><text:span text:style-name="T17">–</text:span></text:p>
      <text:p text:style-name="P19"><text:span text:style-name="T17"><text:tab/>Same as the one above, but only makes sense under the current parse. <text:s/></text:span><text:span text:style-name="T18">Same for other (c 0),</text:span></text:p>
      <text:p text:style-name="P19"><text:span text:style-name="T18"><text:tab/>like </text:span><text:span text:style-name="T30">tua</text:span><text:span text:style-name="T18">, </text:span><text:span text:style-name="T30">shao</text:span><text:span text:style-name="T18">, </text:span><text:span text:style-name="T30">ruaq</text:span><text:span text:style-name="T18">, etc, and a bunch of (c 1), like </text:span><text:span text:style-name="T30">kuai</text:span><text:span text:style-name="T18">, </text:span><text:span text:style-name="T30">sho</text:span><text:span text:style-name="T18">, </text:span><text:span text:style-name="T30">jeaq</text:span><text:span text:style-name="T18">.</text:span></text:p>
      <text:p text:style-name="P5"/>
      <text:p text:style-name="P5"/>
      <text:p text:style-name="P5">The “Mao” problem<text:span text:style-name="T5"> <text:s/>[17 Aug 2018, em]</text:span></text:p>
      <text:p text:style-name="P10"/>
      <text:p text:style-name="P15"><text:span text:style-name="T26">The word “mao” s</text:span><text:span text:style-name="T25">eems to belong to the JEO Frame, but Ilmen suspects it should not, for semantic reasons. <text:s/></text:span><text:span text:style-name="T27">Therefore, its 1-ary and 2-ary forms compose differently over some predicates. <text:s/>What to do?</text:span></text:p>
      <text:p text:style-name="P14"/>
      <text:p text:style-name="P4"/>
      <text:p text:style-name="P4">Question-mark types<text:span text:style-name="T5"> <text:s/>[17 Aug 2018, em]</text:span></text:p>
      <text:p text:style-name="P4"/>
      <text:p text:style-name="P12">Sometimes, the expansion procedure will yield a predicate with one or more slots that have indeterminate type. <text:s/>For example, &lt;[0] (gỉ A)&gt; ru &lt;[c] (pỏq A)&gt; = &lt;[?] (lủ to ru gỉ A na to pỏq A)&gt;. <text:s/><text:span text:style-name="T24">But what if such a predicate is embedded in a lủ construction? <text:s/>What is the meaning of the serial predicate “gỉ ru pỏq rải” (where each word has maximum arity)? <text:s/>Probably this type should combine as (c), but that might yield confusing results, especially if a predicate has a (c) slot that could also take a proposition.</text:span></text:p>
      <text:p text:style-name="P13"/>
      <text:p text:style-name="P3"><text:soft-page-break/></text:p>
      <text:p text:style-name="P3"><text:span text:style-name="T23">The signature of "du"</text:span><text:span text:style-name="T1"> <text:s/>[Resolved] <text:s/></text:span><text:span text:style-name="T2">[Pre 14 Aug 2018]</text:span></text:p>
      <text:p text:style-name="P1"/>
      <text:p text:style-name="P2">I define below that SPA are the only candidates for serial expansion. <text:s/>However, consider the word "du". <text:s/>Naively, its signature would be [(), (0), (c 1)] since its 2-ary definition is "___ seems to exhibit property ___". <text:s/>But it makes just as much sense for propositions to satisfy properties as for objects to do so, so it should really be [(), (0), (0 1)].</text:p>
      <text:p text:style-name="P2"/>
      <text:p text:style-name="P16">([17 Aug 2018, EM] <text:s/>Update: I now consider the signature to be [(), (0) (c 1)] again, which would be an even bigger problem, but it doesn't matter, because it's still solved by the JEO frame identity.)</text:p>
      <text:p text:style-name="P1"/>
      <text:p text:style-name="P1">However, this means that its (0) definition can't be used during expansion. <text:s/>Will this be an issue? <text:s/>I think so. <text:s/>Consider the sentence "Du? jai? sa poq/ da" and its two expansions:</text:p>
      <text:p text:style-name="P1"/>
      <text:p text:style-name="P1"><text:s text:c="2"/>1. <text:s text:c="2"/>(du 0) (jai c) &lt;sa poq&gt;</text:p>
      <text:p text:style-name="P1"><text:s text:c="5"/>= (du (jai c)) &lt;sa poq&gt;</text:p>
      <text:p text:style-name="P1"><text:s text:c="5"/>= (du (jai &lt;sa poq&gt;))</text:p>
      <text:p text:style-name="P1"/>
      <text:p text:style-name="P1"><text:s text:c="2"/>2. <text:s text:c="2"/>(du 0 1) (jai c) &lt;sa poq&gt;</text:p>
      <text:p text:style-name="P1"><text:s text:c="5"/>= (du 0 (jai jado)) &lt;sa poq&gt;</text:p>
      <text:p text:style-name="P1"><text:s text:c="5"/>= (du &lt;sa poq&gt; (jai jado))</text:p>
      <text:p text:style-name="P1"/>
      <text:p text:style-name="P1">It looks like &lt;sa poq&gt; is asserted to exist only in the second of these expansions.</text:p>
      <text:p text:style-name="P1"/>
      <text:p text:style-name="P1">[Resolution] <text:s/>Actually, there's a solution. <text:s/>I don't think it matters where &lt;sa poq&gt; ends up in the expansion of the predicate, I think it is asserted to exist no matter what because it appears in the top level of the ORIGINAL sentence. (Solpahi has confirmed this.)</text:p>
      <text:p text:style-name="P1"/>
      <text:p text:style-name="P1">With this in mind, (du 0) and (du c 1) will compose identically over ANY predicate, because (du c (P jado ...)) = (du (P c ...)).</text:p>
      <text:p text:style-name="P1"/>
      <text:p text:style-name="P1"/>
      <text:p text:style-name="P1"><text:span text:style-name="T6">Stopping-point arities</text:span><text:span text:style-name="T4"> </text:span><text:span text:style-name="T1"><text:s/></text:span><text:span text:style-name="T3">[Pre 14 Aug 2018]</text:span></text:p>
      <text:p text:style-name="P11"/>
      <text:p text:style-name="P11">[Note from the future: This was only an idea I had. <text:s/>I have proven neither its necessity nor its sufficiency as of 14 Aug 2018 <text:span text:style-name="T7">(EM)</text:span>].</text:p>
      <text:p text:style-name="P11"/>
      <text:p text:style-name="P1">From toaq.org, we have:</text:p>
      <text:p text:style-name="P1"/>
      <text:p text:style-name="P1"><text:s text:c="2"/>"For some predicate words, the difference between different arities is very minor, as when lower arity <text:tab/>versions simply lack later argument places of the higher arity versions"</text:p>
      <text:p text:style-name="P1"/>
      <text:p text:style-name="P1">Yet in “dua mai”, using the 1-ary definition of “dua” would yield “dua ru ma<text:span text:style-name="T13">i”</text:span> as the expansion, which certainly isn't useful.</text:p>
      <text:p text:style-name="P1"/>
      <text:p text:style-name="P1">So, define a "stopping point arity" as an arity of a word where either (1) no more arguments can be added or (2) adding more arguments changes the type of previous arguments. <text:s/>So:</text:p>
      <text:p text:style-name="P1"/>
      <text:list xml:id="list2091166872257481661" text:style-name="L1">
        <text:list-item>
          <text:p text:style-name="P24"><text:span text:style-name="T8">jeo</text:span><text:span text:style-name="T14"> has the typelists [], [0], and [x 1], of which the second two are SPA</text:span></text:p>
        </text:list-item>
        <text:list-item>
          <text:p text:style-name="P25"><text:soft-page-break/>dua<text:span text:style-name="T15"> has the typelists [], [x], and [x 0], of which only the la</text:span><text:span text:style-name="T16">s</text:span><text:span text:style-name="T15">t is an SPA</text:span></text:p>
        </text:list-item>
      </text:list>
      <text:p text:style-name="P1"/>
      <text:p text:style-name="P1">Durin<text:span text:style-name="T33">g</text:span> composition, <text:span text:style-name="T32">o</text:span>nly stopping-po<text:span text:style-name="T31">i</text:span>nt arities are permissible candidi<text:span text:style-name="T22">dates for predicate expansion.</text:span></text:p>
      <text:p text:style-name="P1"/>
      <text:p text:style-name="P1"/>
      <text:p text:style-name="P1"><text:span text:style-name="T6">Slots with type "c or 0"?</text:span><text:span text:style-name="T1"> <text:s/>[Resolved]</text:span></text:p>
      <text:p text:style-name="P1"/>
      <text:p text:style-name="P1">Some slots seem to have type "c or 0". <text:s/>For example, the signature of "hui" seems like it must be [(c), (0)], since both objects and propositions can be bad. <text:s/>So, what does “hui mai” expand to? <text:s/>Is it “hui ru mai” or “hui (mai)”?</text:p>
      <text:p text:style-name="P1"/>
      <text:p text:style-name="P1">[Resolution:] This problem is a by-product of a bad type system.</text:p>
      <text:p text:style-name="P1"/>
      <text:p text:style-name="P1">The (0) type should be defined as "anything that doesn't have slots" -- so, both propositions and objects can go into it, and in serial predicates, it counts as an abstraction place. <text:s/>The one slot of "hui" has type (0).</text:p>
      <text:p text:style-name="P1"/>
      <text:p text:style-name="P1">Then, define the (c) type as "concrete object". <text:s/>Propositions could still grammatically go into it (since they are still terms) but in serial predicates these places are skipped over. <text:s/>The one slot of e.g. "jai" would have type (c), since it doesn't make sense for a proposition to be happ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2:00:56.812174004</meta:creation-date>
    <meta:generator>LibreOffice/4.3.3.2$Linux_X86_64 LibreOffice_project/430m0$Build-2</meta:generator>
    <dc:date>2018-10-01T02:15:30.116126954</dc:date>
    <meta:editing-duration>PT1H5M13S</meta:editing-duration>
    <meta:editing-cycles>43</meta:editing-cycles>
    <meta:document-statistic meta:table-count="0" meta:image-count="0" meta:object-count="0" meta:page-count="3" meta:paragraph-count="53" meta:word-count="1006" meta:character-count="5484" meta:non-whitespace-character-count="4441"/>
  </office:meta>
</office:document-meta>
</file>